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e331" officeooo:paragraph-rsid="000aea5b"/>
    </style:style>
    <style:style style:name="P2" style:family="paragraph" style:parent-style-name="Standard">
      <style:text-properties officeooo:rsid="001ff4a9" officeooo:paragraph-rsid="000aea5b"/>
    </style:style>
    <style:style style:name="T1" style:family="text">
      <style:text-properties officeooo:rsid="00235a28"/>
    </style:style>
    <style:style style:name="T2" style:family="text">
      <style:text-properties officeooo:rsid="0020e331"/>
    </style:style>
    <style:style style:name="T3" style:family="text">
      <style:text-properties officeooo:rsid="000aea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Aufgabenstellung:</text:span></text:p>
      <text:p text:style-name="P2"/>
      <text:p text:style-name="P2">Für die Praktikumsarbeit im Rahmen der Vorlesung „Sound Design“ im Wintersemester 2016/2017 ist die gegebene und nachfolgend beschriebene Aufgabenstellung zu bearbeiten. Zu einem gegeben Filmausschnitt soll die Geräusch- und Klangkullise neu modelliert werden.</text:p>
      <text:p text:style-name="P2"><text:span text:style-name="T2">Die neu gestalteten Geräusche sollen den Visuellen Teil des Filmausschnittes ergänzen, sodass beim Betrachter eine natürlicher Eindruck entsteht und der synthetische Charakter der Geräusche vom Außenstehenden nicht mehr erkennbar ist.</text:span> <text:span text:style-name="T2">Im gegebenen Filmausschnitt fährt ein Sportwagen der Marke „Porsche“ eine Rennstrecke entlang. Der Ausschnitt zeigt den Wagen dabei in verschiedenen Perspektiven. </text:span>Bei der Klanggestaltung <text:span text:style-name="T2">ist darauf zu achten, dass die synthetischen Klänge der wechselnden Szenerie entsprechen. Im speziellen soll</text:span> sich hinsichtlich folgender Aspekte orientiert werden.</text:p>
      <text:p text:style-name="P2"/>
      <text:p text:style-name="P2">Die Motorengeräusche des Wagens sollen de<text:span text:style-name="T2">m Betrachter suggerieren</text:span>, dass es sich bei dem Wagen um ein elektrisch betriebenes Fahrzeug handelt. <text:span text:style-name="T2">Bei der Modellierung des Motorengeräusches kann sich dabei an Klängen aktueller Elektromotoren orientiert werden, es können jedoch auch eigene, futuristische Klänge entwickelt werden.</text:span> </text:p>
      <text:p text:style-name="P1"/>
      <text:p text:style-name="P1">Mögliche Umgebungs- beziehungsweise Innenraumgeräusche sollen in die Klanggestaltung mit einfließen, um eine authentische Geräuschkullise zu generieren.</text:p>
      <text:p text:style-name="P1"/>
      <text:p text:style-name="P1">Die vom Fahrzeug ausgehenden Geräusche sollen dem Betrachter einen hochwertig-luxuriösen <text:span text:style-name="T1">und angenehmen</text:span> Eindruck des Fahrzeuges vermitteln. Der Charakter des „Sportwagens“ mit hoher Leistung soll dabei untergeordnet bleib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20:05:13.638000000</meta:creation-date>
    <dc:date>2016-10-31T20:05:35.388000000</dc:date>
    <meta:editing-duration>PT21S</meta:editing-duration>
    <meta:editing-cycles>1</meta:editing-cycles>
    <meta:document-statistic meta:table-count="0" meta:image-count="0" meta:object-count="0" meta:page-count="1" meta:paragraph-count="6" meta:word-count="195" meta:character-count="1564" meta:non-whitespace-character-count="1374"/>
    <meta:generator>LibreOffice/4.4.5.2$Windows_x86 LibreOffice_project/a22f674fd25a3b6f45bdebf25400ed2adff0ff99</meta:generator>
  </office:meta>
</office:document-meta>
</file>